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bcef" officeooo:paragraph-rsid="001fbcef"/>
    </style:style>
    <style:style style:name="P2" style:family="paragraph" style:parent-style-name="Standard">
      <style:text-properties officeooo:rsid="0020452f" officeooo:paragraph-rsid="0020452f"/>
    </style:style>
    <style:style style:name="T1" style:family="text">
      <style:text-properties officeooo:rsid="00204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queries for practice</text:p>
      <text:p text:style-name="P1"/>
      <text:p text:style-name="P1">1. Dept table is required with the following structure:</text:p>
      <text:p text:style-name="P1"><text:tab/>deptno number(10)</text:p>
      <text:p text:style-name="P1"><text:tab/>dname char(30)</text:p>
      <text:p text:style-name="P1"><text:tab/>loc varchar2(20)</text:p>
      <text:p text:style-name="P1"/>
      <text:p text:style-name="P1">2. Emp table is reequired with the following stucture:</text:p>
      <text:p text:style-name="P1"><text:tab/>empno number(4)</text:p>
      <text:p text:style-name="P1"><text:tab/>ename varchar2(15)</text:p>
      <text:p text:style-name="P1"><text:tab/>job varchar2(15)</text:p>
      <text:p text:style-name="P1"><text:tab/>mgr char(4)</text:p>
      <text:p text:style-name="P1"><text:tab/>hiredate date</text:p>
      <text:p text:style-name="P1"><text:tab/>sal number(6)</text:p>
      <text:p text:style-name="P1"><text:tab/>comm number(6)</text:p>
      <text:p text:style-name="P1"><text:tab/>deptno number(<text:span text:style-name="T1">4</text:span>)</text:p>
      <text:p text:style-name="P1"/>
      <text:p text:style-name="P1">3. <text:span text:style-name="T1">Insert into Dept table with 4 records.</text:span></text:p>
      <text:p text:style-name="P1"/>
      <text:p text:style-name="P2">4. Insert into emp table with 14 records</text:p>
      <text:p text:style-name="P2"/>
      <text:p text:style-name="P2">5. Display the dept table contents.</text:p>
      <text:p text:style-name="P2"/>
      <text:p text:style-name="P2">6. Display the emp table contents.</text:p>
      <text:p text:style-name="P2"/>
      <text:p text:style-name="P2">7. display empno, ename and ob for all employees.</text:p>
      <text:p text:style-name="P2"/>
      <text:p text:style-name="P2">8. Reduce the size of deptno in dept table to 2.</text:p>
      <text:p text:style-name="P2"/>
      <text:p text:style-name="P2">9. change the data type of dname to varchar2 and width to 15</text:p>
      <text:p text:style-name="P2"/>
      <text:p text:style-name="P2">10. reduce the width of loc to 15 in dept table.</text:p>
      <text:p text:style-name="P2"/>
      <text:p text:style-name="P2">11. reduce the size of job to 10</text:p>
      <text:p text:style-name="P2"/>
      <text:p text:style-name="P2">12. change the data type of the mgr to number(4)</text:p>
      <text:p text:style-name="P2"/>
      <text:p text:style-name="P2">13. sal should accept 5 integer and 2 decimals.</text:p>
      <text:p text:style-name="P2"/>
      <text:p text:style-name="P2">14. comm should accept 5 integers and 2 decimals</text:p>
      <text:p text:style-name="P2"/>
      <text:p text:style-name="P2">15. display all the details of all salesmen</text:p>
      <text:p text:style-name="P2"/>
      <text:p text:style-name="P2">16. list the emps whoe joined before 1982</text:p>
      <text:p text:style-name="P2"/>
      <text:p text:style-name="P2">17. list the empno, ename, deptno, hiredate and exp of all anagers.</text:p>
      <text:p text:style-name="P2"/>
      <text:p text:style-name="P2">18. Display all the details of the emps whose comm is more than their sal.</text:p>
      <text:p text:style-name="P2"/>
      <text:p text:style-name="P2">19. list the emps alonng with their exp and whose Daily sal is more than Rs. 200</text:p>
      <text:p text:style-name="P2"/>
      <text:p text:style-name="P2">20. Job can be duplicate</text:p>
      <text:p text:style-name="P2"><text:soft-page-break/></text:p>
      <text:p text:style-name="P2">21. comm can be null</text:p>
      <text:p text:style-name="P2"/>
      <text:p text:style-name="P2">22. hiredate should not be sunday.</text:p>
      <text:p text:style-name="P2"/>
      <text:p text:style-name="P2">23. sal should be less than or euals to 10000</text:p>
      <text:p text:style-name="P2"/>
      <text:p text:style-name="P2">24. empno should be primary key.</text:p>
      <text:p text:style-name="P2"/>
      <text:p text:style-name="P2">25. deptno of dept table shoulld be primary key.</text:p>
      <text:p text:style-name="P2"/>
      <text:p text:style-name="P2">26. deptno of emp table should be foreign key to deptno of dept tabe.</text:p>
      <text:p text:style-name="P2"/>
      <text:p text:style-name="P2">27. Display the names of all the employees and their experience in year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6:43:38.428689124</meta:creation-date>
    <dc:date>2017-08-18T06:53:58.227846286</dc:date>
    <meta:editing-duration>PT10M22S</meta:editing-duration>
    <meta:editing-cycles>2</meta:editing-cycles>
    <meta:generator>LibreOffice/5.3.4.2$Linux_X86_64 LibreOffice_project/42f57e11e218aa6c36b4d579e13ae234c45b9b91</meta:generator>
    <meta:document-statistic meta:table-count="0" meta:image-count="0" meta:object-count="0" meta:page-count="2" meta:paragraph-count="39" meta:word-count="280" meta:character-count="1487" meta:non-whitespace-character-count="1235"/>
  </office:meta>
</office:document-meta>
</file>